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4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3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0ca2fc" officeooo:paragraph-rsid="000ca2fc" style:font-size-asian="11.3500003814697pt" style:font-size-complex="13p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0ddc3f"/>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f2422" style:font-size-asian="12pt" style:font-size-complex="12pt"/>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0ca2fc" style:font-size-asian="12pt" style:font-size-complex="12pt"/>
    </style:style>
    <style:style style:name="P8"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ca2fc" officeooo:paragraph-rsid="00161c67" style:font-size-asian="12pt" style:font-size-complex="12pt"/>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107063"/>
    </style:style>
    <style:style style:name="P10"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3pt" officeooo:rsid="001083de" officeooo:paragraph-rsid="001083de" style:font-size-asian="11.3500003814697pt" style:font-size-complex="13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color="#000000" loext:opacity="100%" style:font-name="Nimbus Roman" fo:font-size="12pt" officeooo:rsid="000f5a79" officeooo:paragraph-rsid="001083de" style:font-size-asian="10.5pt" style:font-size-complex="12pt"/>
    </style:style>
    <style:style style:name="P1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083de"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Nimbus Roman" fo:font-size="12pt" fo:font-style="normal" style:text-underline-style="none" fo:font-weight="normal" officeooo:rsid="001083de" officeooo:paragraph-rsid="00124241"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Nimbus Roman" fo:font-size="13pt" style:font-size-asian="13pt" style:font-size-complex="13pt"/>
    </style:style>
    <style:style style:name="P15"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Nimbus Roman"/>
    </style:style>
    <style:style style:name="P16" style:family="paragraph" style:parent-style-name="Text_20_body">
      <style:paragraph-properties fo:margin-left="0cm" fo:margin-right="0cm" fo:text-indent="0cm" style:auto-text-indent="false"/>
      <style:text-properties style:font-name="Nimbus Roman"/>
    </style:style>
    <style:style style:name="T1" style:family="text">
      <style:text-properties officeooo:rsid="0017c12a"/>
    </style:style>
    <style:style style:name="T2" style:family="text">
      <style:text-properties officeooo:rsid="00161c67"/>
    </style:style>
    <style:style style:name="T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 style:family="text">
      <style:text-properties fo:font-size="12pt" style:font-size-asian="12pt" style:font-size-complex="12pt"/>
    </style:style>
    <style:style style:name="T5" style:family="text">
      <style:text-properties fo:font-size="12pt" officeooo:rsid="00161c67" style:font-size-asian="12pt" style:font-size-complex="12pt"/>
    </style:style>
    <style:style style:name="T6" style:family="text">
      <style:text-properties fo:color="#000000" loext:opacity="100%" style:font-name="Nimbus Roman" fo:font-size="13pt" officeooo:rsid="000ca2fc" style:font-size-asian="11.3500003814697pt" style:font-size-complex="13pt"/>
    </style:style>
    <style:style style:name="T7" style:family="text">
      <style:text-properties fo:color="#000000" loext:opacity="100%" style:font-name="Nimbus Roman" fo:font-size="12pt" officeooo:rsid="000ca2fc" style:font-size-asian="10.5pt" style:font-size-complex="12pt"/>
    </style:style>
    <style:style style:name="T8" style:family="text">
      <style:text-properties fo:color="#000000" loext:opacity="100%" style:font-name="Nimbus Roman" fo:font-size="12pt" officeooo:rsid="000ddc3f" style:font-size-asian="10.5pt" style:font-size-complex="12pt"/>
    </style:style>
    <style:style style:name="T9" style:family="text">
      <style:text-properties officeooo:rsid="000ddc3f"/>
    </style:style>
    <style:style style:name="T10" style:family="text">
      <style:text-properties officeooo:rsid="000e2e37"/>
    </style:style>
    <style:style style:name="T11" style:family="text">
      <style:text-properties officeooo:rsid="000f2422"/>
    </style:style>
    <style:style style:name="T12" style:family="text">
      <style:text-properties officeooo:rsid="001e1ef9"/>
    </style:style>
    <style:style style:name="T13" style:family="text">
      <style:text-properties fo:color="#000000" loext:opacity="100%" style:font-name="Nimbus Roman" fo:font-size="12pt" officeooo:rsid="000f2422" style:font-size-asian="10.5pt" style:font-size-complex="12pt"/>
    </style:style>
    <style:style style:name="T14" style:family="text">
      <style:text-properties fo:color="#000000" loext:opacity="100%" style:font-name="Nimbus Roman" fo:font-size="12pt" officeooo:rsid="001e1ef9" style:font-size-asian="12pt" style:font-size-complex="12pt"/>
    </style:style>
    <style:style style:name="T15" style:family="text">
      <style:text-properties fo:color="#000000" loext:opacity="100%" style:font-name="Nimbus Roman" fo:font-size="12pt" officeooo:rsid="000ca2fc" style:font-size-asian="12pt" style:font-size-complex="12pt"/>
    </style:style>
    <style:style style:name="T16" style:family="text">
      <style:text-properties fo:color="#000000" loext:opacity="100%" style:font-name="Nimbus Roman" fo:font-size="12pt" officeooo:rsid="000f5a79" style:font-size-asian="10.5pt" style:font-size-complex="12pt"/>
    </style:style>
    <style:style style:name="T17" style:family="text">
      <style:text-properties fo:color="#000000" loext:opacity="100%" style:font-name="Nimbus Roman" fo:font-size="12pt" officeooo:rsid="001e40df" style:font-size-asian="10.5pt" style:font-size-complex="12pt"/>
    </style:style>
    <style:style style:name="T18" style:family="text">
      <style:text-properties fo:color="#000000" loext:opacity="100%" style:font-name="Nimbus Roman" fo:font-size="12pt" officeooo:rsid="001ef4a9" style:font-size-asian="10.5pt" style:font-size-complex="12pt"/>
    </style:style>
    <style:style style:name="T19" style:family="text">
      <style:text-properties fo:color="#000000" loext:opacity="100%" style:font-name="Nimbus Roman" fo:font-size="12pt" officeooo:rsid="0020e4f2" style:font-size-asian="10.5pt" style:font-size-complex="12pt"/>
    </style:style>
    <style:style style:name="T20" style:family="text">
      <style:text-properties fo:color="#000000" loext:opacity="100%" style:font-name="Nimbus Roman" fo:font-size="12pt" officeooo:rsid="0022d658" style:font-size-asian="10.5pt" style:font-size-complex="12pt"/>
    </style:style>
    <style:style style:name="T21" style:family="text">
      <style:text-properties fo:color="#000000" loext:opacity="100%" style:font-name="Nimbus Roman" fo:font-size="12pt" officeooo:rsid="00107063" style:font-size-asian="10.5pt" style:font-size-complex="12pt"/>
    </style:style>
    <style:style style:name="T22" style:family="text">
      <style:text-properties fo:color="#000000" loext:opacity="100%" style:font-name="Nimbus Roman" fo:font-size="12pt" officeooo:rsid="0024a831" style:font-size-asian="10.5pt" style:font-size-complex="12pt"/>
    </style:style>
    <style:style style:name="T23" style:family="text">
      <style:text-properties fo:color="#000000" loext:opacity="100%" style:font-name="Nimbus Roman" fo:font-size="12pt" officeooo:rsid="0026d841" style:font-size-asian="10.5pt" style:font-size-complex="12pt"/>
    </style:style>
    <style:style style:name="T24" style:family="text">
      <style:text-properties fo:font-style="italic"/>
    </style:style>
    <style:style style:name="T25" style:family="text">
      <style:text-properties fo:font-style="normal" style:font-style-asian="normal" style:font-style-complex="normal"/>
    </style:style>
    <style:style style:name="T26" style:family="text">
      <style:text-properties fo:color="#000000" loext:opacity="100%" style:font-name="Nimbus Roman" fo:font-size="12pt" officeooo:rsid="001083de" style:font-size-asian="10.5pt" style:font-size-complex="12pt"/>
    </style:style>
    <style:style style:name="T27" style:family="text">
      <style:text-properties officeooo:rsid="001083de"/>
    </style:style>
    <style:style style:name="T28" style:family="text">
      <style:text-properties fo:font-variant="normal" fo:text-transform="none" style:text-line-through-style="none" style:text-line-through-type="none" fo:font-style="normal" style:text-underline-style="none" fo:font-weight="normal" officeooo:rsid="001083de" style:text-blinking="false" fo:background-color="transparent" loext:char-shading-value="0" style:font-size-asian="12pt"/>
    </style:style>
    <style:style style:name="T29" style:family="text">
      <style:text-properties fo:font-variant="normal" fo:text-transform="none" style:text-line-through-style="none" style:text-line-through-type="none" fo:font-style="normal" style:text-underline-style="none" fo:font-weight="normal" officeooo:rsid="000ca2fc" style:text-blinking="false" fo:background-color="transparent" loext:char-shading-value="0" style:font-size-asian="12pt"/>
    </style:style>
    <style:style style:name="T30" style:family="text">
      <style:text-properties officeooo:rsid="000ca2fc"/>
    </style:style>
    <style:style style:name="T31" style:family="text">
      <style:text-properties officeooo:rsid="00289037"/>
    </style:style>
    <style:style style:name="T32" style:family="text">
      <style:text-properties officeooo:rsid="00289656"/>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1083de"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6" style:family="text">
      <style:text-properties officeooo:rsid="00142300"/>
    </style:style>
    <style:style style:name="T37" style:family="text">
      <style:text-properties officeooo:rsid="001c3efd"/>
    </style:style>
    <style:style style:name="T38" style:family="text">
      <style:text-properties officeooo:rsid="00124241"/>
    </style:style>
    <style:style style:name="T39" style:family="text">
      <style:text-properties officeooo:rsid="001a43e9"/>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0124241" style:text-blinking="false" fo:background-color="transparent" loext:char-shading-value="0"/>
    </style:style>
    <style:style style:name="T42" style:family="text">
      <style:text-properties officeooo:rsid="001be87d"/>
    </style:style>
    <style:style style:name="T43" style:family="text">
      <style:text-properties officeooo:rsid="0029913f"/>
    </style:style>
    <style:style style:name="T44" style:family="text">
      <style:text-properties officeooo:rsid="002c0d50"/>
    </style:style>
    <style:style style:name="T45" style:family="text">
      <style:text-properties fo:font-size="13pt" officeooo:rsid="001083de" style:font-size-asian="13pt" style:font-size-complex="13pt"/>
    </style:style>
    <style:style style:name="T46" style:family="text">
      <style:text-properties fo:font-size="13pt" officeooo:rsid="000ddc3f"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text:bookmark text:name="docs-internal-guid-1f0134eb-7fff-93b1-713f-be0b38fe9a33"/>T<text:span text:style-name="T1">3</text:span>-Computação Paralela com GPUs</text:p>
      <text:p text:style-name="P2">Alunos:<text:line-break/>Luiz Henrique Murback Wiedmer - GRR20221234</text:p>
      <text:p text:style-name="P2">Eduardo Giehl - GRR20221222</text:p>
      <text:p text:style-name="P2">1.Introdução</text:p>
      <text:p text:style-name="P3"><text:tab/>Esse documento relata a <text:span text:style-name="T2">otimização</text:span> <text:span text:style-name="T2">do trabalho 2 de computação paralela com GPUs</text:span> em CUDA, que <text:span text:style-name="T2">consiste em 5 kernels</text:span> usados em conjunto para ordenar um vetor. Será explicada <text:span text:style-name="T2">as alterações feitas nos kernels</text:span>, mostrando <text:span text:style-name="T2">a comparação </text:span>de testes e seus resultados.</text:p>
      <text:p text:style-name="P4"><text:span text:style-name="T3">2.Kernel B</text:span>locksHistoAndScan</text:p>
      <text:p text:style-name="P4"><text:tab/><text:span text:style-name="T2">A versão inicial do</text:span><text:span text:style-name="T4"> algoritmo do kernel blockAndGlobalHisto inicia calculando o intervalo de valores entre min e max, o menor e o maior valor presentes em input, e o dividindo em h faixas de mesmo tamanho, salvando o limite superior de cada faixa em um vetor limite. Então faz uso deste vetor limite para determinar quantos elementos de input, acessados por esse bloco, estão presentes em cada uma das faixas. Cada bloco executa esses passos preenchendo uma linha de hh, gerando os histogramas por blocos. Então hg é preenchido com a soma das linhas de hh, gerando o histograma global.</text:span></text:p>
      <text:p text:style-name="P4"><text:span text:style-name="T4"><text:tab/></text:span><text:span text:style-name="T5">Já a versão otimizada remove completamente a necessidade do vetor limite ao calcular dinamicamente a qual faixa o elemento avaliado pertence e já o contabilizando à faixa correta.</text:span></text:p>
      <text:p text:style-name="P4">3.Kernel GlobalHistoScan</text:p>
      <text:p text:style-name="P5"><text:span text:style-name="T6"><text:tab/></text:span><text:span text:style-name="T7">O algoritmo do kernel GlobalHistoScan </text:span><text:span text:style-name="T8">começa com cada thread escrevendo um valor hg no vetor de shared memory XY, e completando o vetor com 0s caso h(o tamanho do histograma global) não seja potência de 2. Após isso, é executado um algoritmo de scan baseado no algoritmo de </text:span>Blelloch<text:span text:style-name="T9">[1]</text:span>. <text:span text:style-name="T9">A ideia se baseia em realizar a soma em forma de “árvore”, primeiramente construindo soma parciais nos nós internos da árvore. Após isso, as “árvore” é percorrida novamente construindo todos os valores </text:span>de saída a partir das somas parciais. <text:span text:style-name="T9">Após isso, os valores em XY são escritos por cada thread com índice menor que h no vetor global shg, para garantir que apena valores reais, e não 0s do padding, sejam escritos na memória global.</text:span></text:p>
      <text:p text:style-name="P4">4.Kernel VerticalScanHH</text:p>
      <text:p text:style-name="P6"><text:tab/><text:span text:style-name="T10">O kernel </text:span>VerticalScanHH <text:span text:style-name="T10">funciona com a mesma teoria do GlobalHistoScan, mas ao invés de ser feito sobre apenas um vetro de tamanho h, ele é executado sobre uma matriz de tamanho nb X h(sendo nb o número de blocos lançado pelos kernels </text:span><text:span text:style-name="T3">B</text:span>locksHistoAndScan <text:span text:style-name="T10">e </text:span>Partition, <text:span text:style-name="T10">e h o tamanho do histograma global), assim gerando uma matriz do mesmo tamanho com o scan de cada </text:span><text:span text:style-name="T11">coluna de HH. Para fazer isso, primeiramente, cada bloco escreve uma coluna no vetor de shared memory XY, assim cada bloco de threads pode lidar com uma coluna como se fosse um vetor, usando o algoritmo de Blelloch</text:span><text:span text:style-name="T9">[1]. </text:span><text:span text:style-name="T11">Ao final do processo, os valores são escritos no matriz global psv, invertendo o processo feito na escrita, então cada bloco, escreve uma coluna da matriz.</text:span></text:p>
      <text:p text:style-name="P4"><text:soft-page-break/>5.Kernel Partition</text:p>
      <text:p text:style-name="P7"><text:tab/><text:span text:style-name="T2">A versão inicial do</text:span> algoritmo do kernel partitionKernel começa com cada bloco calculando o vetor hlsh, histograma por linha em shared, através da soma de hg com uma linha de hh referente ao bloco que está executando. Como resultado, cada posição de hlsh contém o índice de output onde começa cada faixa de valores para o bloco que o calculou. Então calcula o intervalo de valores entre min e max, o menor e o maior valor presentes em input, e o divide em h faixas de mesmo tamanho, salvando o limite superior de cada faixa em um vetor limite Após isso, utiliza limite para identificar a qual faixa cada elemento de input, acessado pelo bloco, pertence, então insere o elemento em output na posição correspondente indicada por hlsh e atualiza hlsh para não sobrescrever o elemento inserido.</text:p>
      <text:p text:style-name="P8"><text:tab/><text:span text:style-name="T2">Já a versão otimizada remove completamente a necessidade do vetor limite ao calcular dinamicamente a qual faixa o elemento de input avaliado pertence.</text:span></text:p>
      <text:p text:style-name="P4">6.Kernel <text:span text:style-name="T12">segmented</text:span>BitonicSort</text:p>
      <text:p text:style-name="P9"><text:span text:style-name="T6"><text:tab/></text:span><text:span text:style-name="T13">O kernel </text:span><text:span text:style-name="T14">segmented</text:span><text:span text:style-name="T15">BitonicSort</text:span><text:span text:style-name="T13"> </text:span><text:span text:style-name="T16">começa com cada thread copiando </text:span><text:span text:style-name="T17">alguns</text:span><text:span text:style-name="T16"> valores do vetor global de </text:span><text:span text:style-name="T17">in</text:span><text:span text:style-name="T16">put para o vetor de shared memory s_key, além de que cada thread pode completar </text:span><text:span text:style-name="T18">o vetor de shared memory</text:span><text:span text:style-name="T16"> com UINT_MAX, </text:span><text:span text:style-name="T19">no caso de posições</text:span><text:span text:style-name="T16"> de padding, adicionada</text:span><text:span text:style-name="T20">s</text:span><text:span text:style-name="T16"> unicamente para garantir a funcionalidade do algoritmo. Após isso é iniciado um for, em cada iteração dele, é construída uma sequência </text:span><text:span text:style-name="T21">ordenada</text:span><text:span text:style-name="T16"> maior, fazendo 2, 4, 8, etc. Para isso é utilizado um outro l</text:span><text:span text:style-name="T21">oop for interno, que vai dizer o stride entre os dois elementos que cada thread deve comparar e possivelmente trocar. </text:span><text:span text:style-name="T22">Como queremos que uma thread consiga lidar com mais de 2 elementos, é necessário mais um loop, que inícia em threadIdx, e vai crescendo até a metade do tamanho do vetor, sempre somando o tamanho do bloco. Com isso é possível simular mais threads, permitindo que mesmo que sejam usadas menos de tamanho/2 threads, o algor</text:span><text:span text:style-name="T23">it</text:span><text:span text:style-name="T22">mo ainda funcione. Dentro desse for é feita a </text:span><text:span text:style-name="T23">comparação citada anteriormente. </text:span><text:span text:style-name="T21">Essa comparação inicialmente é feita de maneira que metade é ascendente(troca se a &gt; b)</text:span><text:span text:style-name="T16">, </text:span><text:span text:style-name="T21">e a outra metade é descendente(troca se a &lt;= b). Após esses dois loops aninhados, que geram uma </text:span><text:span text:style-name="T24">s</text:span><text:span text:style-name="T25">equência bitônica</text:span> (metade ordenada de um jeito, metade de outro)<text:span text:style-name="T21">, é nec</text:span><text:span text:style-name="T23">e</text:span><text:span text:style-name="T21">ssário fazer um loop final para formar uma única sequência ordenada. A lógica desse loop é a mesma do for interno discutido anteriormente,</text:span><text:span text:style-name="T23">inclusive necessitando a parte da “simulação” de threads,</text:span><text:span text:style-name="T21"> com a diferença que todas as comparações são feitas na direção correta(nesse caso ascendente). Após tudo isso, é realizado a cópia de s_key para </text:span><text:span text:style-name="T26">o vetor global d_Dst_key, levando sempre em conta o padding.</text:span></text:p>
      <text:p text:style-name="P10">7.Conjunto final</text:p>
      <text:p text:style-name="P11"><text:tab/><text:span text:style-name="T27">Com esses 5 kernels, é possível fazer um algoritmo de ordenação seguindo os seguintes passos:<text:line-break/><text:tab/>1 – </text:span><text:span text:style-name="T28">Use </text:span><text:span text:style-name="T29">BlocksHistoAndScan </text:span><text:span text:style-name="T28">para gerar a lista de histogramas e o histograma global;</text:span></text:p>
      <text:p text:style-name="P12"><text:tab/>2 – Calcule o scan do histograma global com <text:span text:style-name="T30">GlobalHistoScan;</text:span></text:p>
      <text:p text:style-name="P12"><text:tab/>3 – Calcule o scan da lista de histogramas com <text:span text:style-name="T30">VerticalScanHH;</text:span></text:p>
      <text:p text:style-name="P12"><text:soft-page-break/><text:tab/>4 – Utilize o que foi calculado até agora no <text:span text:style-name="T30">Partition </text:span>para inserir os elementos de input na faixa correta do vetor de output;</text:p>
      <text:p text:style-name="P13"><text:tab/>5 – <text:span text:style-name="T31">Ordene o vetor geral lançando h blocos, com cada bloco ordenando uma das h divisões do vetor </text:span><text:span text:style-name="T32">output</text:span><text:span text:style-name="T31">.</text:span></text:p>
      <text:p text:style-name="P14"><text:span text:style-name="T33">8</text:span><text:span text:style-name="T34">.Testes</text:span><text:span text:style-name="T35"> </text:span></text:p>
      <text:p text:style-name="P3"><text:tab/>Os <text:span text:style-name="T11">kernels</text:span> foram testados com vetores de tamanho 1 milhão, <text:span text:style-name="T30">2 milhões, 4 milhões e 8 milhões</text:span> preenchidos pseudo-aleatoriamente com <text:span text:style-name="T30">unsigned ints, </text:span><text:span text:style-name="T36">e sempre com h=1024 e cada teste repetido </text:span><text:span text:style-name="T37">10 </text:span><text:span text:style-name="T36">vezes</text:span>. Foi contado o tempo <text:span text:style-name="T36">médio</text:span> de execução de cada teste, e com isso foi calculada a vazão em G<text:span text:style-name="T38">E</text:span>/s. Além disso, para comparação, foram feitos os mesmos testes <text:span text:style-name="T38">no </text:span>kernel de <text:span text:style-name="T38">ordenação</text:span> da biblioteca Thrust. Todos os testes foram feitos na máquina <text:span text:style-name="T39">NV00</text:span>, que tem uma GPU NVIDIA GeForce GTX 1080 Ti.</text:p>
      <text:p text:style-name="P15"><text:span text:style-name="T40">Os resultados alcançados são apresentados n</text:span><text:span text:style-name="T41">a tabela a seguir:</text:span></text:p>
      <table:table table:name="Table1" table:style-name="Table1">
        <office:dde-source office:name="soffice3" office:dde-application="soffice" office:dde-item="/home/lhwiedmer/faculdade/GPU/gpu_trab2/tabela_resultados.ods" office:dde-topic="mppSort.A1:D5" office:automatic-update="true"/>
        <table:table-column table:style-name="Table1.A" table:number-columns-repeated="3"/>
        <table:table-column table:style-name="Table1.D"/>
        <table:table-row>
          <table:table-cell table:style-name="Table1.A1" office:value-type="string">
            <text:p text:style-name="Table_20_Contents">Tamanho</text:p>
          </table:table-cell>
          <table:table-cell table:style-name="Table1.A1" office:value-type="string">
            <text:p text:style-name="Table_20_Contents">Vazao_mppSort (GE/s)</text:p>
          </table:table-cell>
          <table:table-cell table:style-name="Table1.A1" office:value-type="string">
            <text:p text:style-name="Table_20_Contents">Vazao_Thrust (GE/s)</text:p>
          </table:table-cell>
          <table:table-cell table:style-name="Table1.D1" office:value-type="string">
            <text:p text:style-name="Table_20_Contents">Speedup(Slowdown)</text:p>
          </table:table-cell>
        </table:table-row>
        <table:table-row>
          <table:table-cell table:style-name="Table1.A2" office:value-type="string">
            <text:p text:style-name="Table_20_Contents">1M</text:p>
          </table:table-cell>
          <table:table-cell table:style-name="Table1.A2" office:value-type="string">
            <text:p text:style-name="Table_20_Contents">1,500182</text:p>
          </table:table-cell>
          <table:table-cell table:style-name="Table1.A2" office:value-type="string">
            <text:p text:style-name="Table_20_Contents">1,355801</text:p>
          </table:table-cell>
          <table:table-cell table:style-name="Table1.D2" office:value-type="string">
            <text:p text:style-name="Table_20_Contents">1,106491</text:p>
          </table:table-cell>
        </table:table-row>
        <table:table-row>
          <table:table-cell table:style-name="Table1.A2" office:value-type="string">
            <text:p text:style-name="Table_20_Contents">2M</text:p>
          </table:table-cell>
          <table:table-cell table:style-name="Table1.A2" office:value-type="string">
            <text:p text:style-name="Table_20_Contents">1,450904</text:p>
          </table:table-cell>
          <table:table-cell table:style-name="Table1.A2" office:value-type="string">
            <text:p text:style-name="Table_20_Contents">2,302009</text:p>
          </table:table-cell>
          <table:table-cell table:style-name="Table1.D2" office:value-type="string">
            <text:p text:style-name="Table_20_Contents">0,630277</text:p>
          </table:table-cell>
        </table:table-row>
        <table:table-row>
          <table:table-cell table:style-name="Table1.A2" office:value-type="string">
            <text:p text:style-name="Table_20_Contents">4M</text:p>
          </table:table-cell>
          <table:table-cell table:style-name="Table1.A2" office:value-type="string">
            <text:p text:style-name="Table_20_Contents">1,387055</text:p>
          </table:table-cell>
          <table:table-cell table:style-name="Table1.A2" office:value-type="string">
            <text:p text:style-name="Table_20_Contents">2,770144</text:p>
          </table:table-cell>
          <table:table-cell table:style-name="Table1.D2" office:value-type="string">
            <text:p text:style-name="Table_20_Contents">0,500716</text:p>
          </table:table-cell>
        </table:table-row>
        <table:table-row>
          <table:table-cell table:style-name="Table1.A2" office:value-type="string">
            <text:p text:style-name="Table_20_Contents">8M</text:p>
          </table:table-cell>
          <table:table-cell table:style-name="Table1.A2" office:value-type="string">
            <text:p text:style-name="Table_20_Contents">1,379744</text:p>
          </table:table-cell>
          <table:table-cell table:style-name="Table1.A2" office:value-type="string">
            <text:p text:style-name="Table_20_Contents">3,299359</text:p>
          </table:table-cell>
          <table:table-cell table:style-name="Table1.D2" office:value-type="string">
            <text:p text:style-name="Table_20_Contents">0,418186</text:p>
          </table:table-cell>
        </table:table-row>
      </table:table>
      <text:p text:style-name="P16"/>
      <text:p text:style-name="P16"><text:tab/>É <text:span text:style-name="T38">possível verificar que Thrust </text:span><text:span text:style-name="T42">s</text:span><text:span text:style-name="T38">e saí </text:span><text:span text:style-name="T42">m</text:span><text:span text:style-name="T38">elhor em </text:span><text:span text:style-name="T42">3 dos 4 </text:span><text:span text:style-name="T38">casos, </text:span><text:span text:style-name="T42">além de ter grandes diferenças de desempenho de acordo com o tamanho da entrada, diferentemente do mppSort, que tem vazão estável</text:span><text:span text:style-name="T38">.</text:span></text:p>
      <text:p text:style-name="P16"><text:tab/><text:span text:style-name="T42">Também foi testado o algoritmo segmentedBitonicSort diretamente </text:span><text:span text:style-name="T12">contra o Thrust, os resultados foram os seguintes:</text:span></text:p>
      <table:table table:name="Table2" table:style-name="Table2">
        <office:dde-source office:name="soffice2" office:dde-application="soffice" office:dde-item="/home/lhwiedmer/faculdade/GPU/gpu_trab2/tabela_resultados.ods" office:dde-topic="Bitonic.A1:D5" office:automatic-update="true"/>
        <table:table-column table:style-name="Table2.A" table:number-columns-repeated="3"/>
        <table:table-column table:style-name="Table2.D"/>
        <table:table-row>
          <table:table-cell table:style-name="Table2.A1" office:value-type="string">
            <text:p text:style-name="Table_20_Contents">Tamanho</text:p>
          </table:table-cell>
          <table:table-cell table:style-name="Table2.A1" office:value-type="string">
            <text:p text:style-name="Table_20_Contents">Vazao_mppSort (GE/s)</text:p>
          </table:table-cell>
          <table:table-cell table:style-name="Table2.A1" office:value-type="string">
            <text:p text:style-name="Table_20_Contents">Vazao_Thrust (GE/s)</text:p>
          </table:table-cell>
          <table:table-cell table:style-name="Table2.D1" office:value-type="string">
            <text:p text:style-name="Table_20_Contents">Speedup</text:p>
          </table:table-cell>
        </table:table-row>
        <table:table-row>
          <table:table-cell table:style-name="Table2.A2" office:value-type="string">
            <text:p text:style-name="Table_20_Contents">1M</text:p>
          </table:table-cell>
          <table:table-cell table:style-name="Table2.A2" office:value-type="string">
            <text:p text:style-name="Table_20_Contents">3,31038</text:p>
          </table:table-cell>
          <table:table-cell table:style-name="Table2.A2" office:value-type="string">
            <text:p text:style-name="Table_20_Contents">1,34513</text:p>
          </table:table-cell>
          <table:table-cell table:style-name="Table2.D2" office:value-type="string">
            <text:p text:style-name="Table_20_Contents">2,46102</text:p>
          </table:table-cell>
        </table:table-row>
        <table:table-row>
          <table:table-cell table:style-name="Table2.A2" office:value-type="string">
            <text:p text:style-name="Table_20_Contents">2M</text:p>
          </table:table-cell>
          <table:table-cell table:style-name="Table2.A2" office:value-type="string">
            <text:p text:style-name="Table_20_Contents">3,4386</text:p>
          </table:table-cell>
          <table:table-cell table:style-name="Table2.A2" office:value-type="string">
            <text:p text:style-name="Table_20_Contents">1,98274</text:p>
          </table:table-cell>
          <table:table-cell table:style-name="Table2.D2" office:value-type="string">
            <text:p text:style-name="Table_20_Contents">1,73426</text:p>
          </table:table-cell>
        </table:table-row>
        <table:table-row>
          <table:table-cell table:style-name="Table2.A2" office:value-type="string">
            <text:p text:style-name="Table_20_Contents">4M</text:p>
          </table:table-cell>
          <table:table-cell table:style-name="Table2.A2" office:value-type="string">
            <text:p text:style-name="Table_20_Contents">3,47531</text:p>
          </table:table-cell>
          <table:table-cell table:style-name="Table2.A2" office:value-type="string">
            <text:p text:style-name="Table_20_Contents">2,55645</text:p>
          </table:table-cell>
          <table:table-cell table:style-name="Table2.D2" office:value-type="string">
            <text:p text:style-name="Table_20_Contents">1,35943</text:p>
          </table:table-cell>
        </table:table-row>
        <table:table-row>
          <table:table-cell table:style-name="Table2.A2" office:value-type="string">
            <text:p text:style-name="Table_20_Contents">8M</text:p>
          </table:table-cell>
          <table:table-cell table:style-name="Table2.A2" office:value-type="string">
            <text:p text:style-name="Table_20_Contents">3,49553</text:p>
          </table:table-cell>
          <table:table-cell table:style-name="Table2.A2" office:value-type="string">
            <text:p text:style-name="Table_20_Contents">3,49553</text:p>
          </table:table-cell>
          <table:table-cell table:style-name="Table2.D2" office:value-type="string">
            <text:p text:style-name="Table_20_Contents">1,12933</text:p>
          </table:table-cell>
        </table:table-row>
      </table:table>
      <text:p text:style-name="P16"/>
      <text:p text:style-name="P16"><text:tab/> É <text:span text:style-name="T43">possível fazer a mesma verificação </text:span><text:span text:style-name="T44">feita pelos resultados do mppSort, o bitonicSort tem vazão estável de acordo com o tamanho da entrada, ao passo que o Thrust ganha desempenho de acordo com o aumento do tamanho da entrada.</text:span></text:p>
      <text:p text:style-name="P16"/>
      <text:p text:style-name="Text_20_body"><text:span text:style-name="T45">9</text:span><text:span text:style-name="T46">.Referências</text:span><text:line-break/><text:span text:style-name="T9">[1] https://developer.nvidia.com/gpugems/gpugems3/part-vi-gpu-computing/chapter-39-parallel-prefix-sum-scan-cu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64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23:28:58.550182785</meta:creation-date>
    <dc:date>2025-11-30T21:58:15.908472259</dc:date>
    <meta:editing-duration>PT1H24M56S</meta:editing-duration>
    <meta:editing-cycles>26</meta:editing-cycles>
    <meta:generator>LibreOffice/25.8.1.1$Linux_X86_64 LibreOffice_project/54047653041915e595ad4e45cccea684809c77b5</meta:generator>
    <meta:print-date>2025-11-20T02:26:26.099739450</meta:print-date>
    <meta:printed-by>PDF files</meta:printed-by>
    <meta:document-statistic meta:table-count="2" meta:image-count="0" meta:object-count="0" meta:page-count="3" meta:paragraph-count="70" meta:word-count="1200" meta:character-count="7396" meta:non-whitespace-character-count="6241"/>
  </office:meta>
</office:document-meta>
</file>